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rsid="0019a4d1" officeooo:paragraph-rsid="0019a4d1"/>
    </style:style>
    <style:style style:name="P2" style:family="paragraph" style:parent-style-name="Text_20_body">
      <style:paragraph-properties fo:text-align="center" style:justify-single-word="false"/>
      <style:text-properties officeooo:rsid="0019a4d1" officeooo:paragraph-rsid="0019a4d1"/>
    </style:style>
    <style:style style:name="P3" style:family="paragraph" style:parent-style-name="Text_20_body">
      <style:text-properties officeooo:paragraph-rsid="0019a4d1"/>
    </style:style>
    <style:style style:name="P4" style:family="paragraph" style:parent-style-name="Text_20_body">
      <style:text-properties officeooo:rsid="001a16b4" officeooo:paragraph-rsid="001a16b4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paragraph-rsid="001d261d"/>
    </style:style>
    <style:style style:name="P7" style:family="paragraph" style:parent-style-name="Text_20_body" style:list-style-name="L1">
      <style:text-properties officeooo:paragraph-rsid="001bc69d"/>
    </style:style>
    <style:style style:name="P8" style:family="paragraph" style:parent-style-name="Text_20_body">
      <style:text-properties officeooo:paragraph-rsid="001bc69d"/>
    </style:style>
    <style:style style:name="P9" style:family="paragraph" style:parent-style-name="Text_20_body" style:list-style-name="L4">
      <style:text-properties officeooo:rsid="001bc69d" officeooo:paragraph-rsid="001e6a22"/>
    </style:style>
    <style:style style:name="P10" style:family="paragraph" style:parent-style-name="Text_20_body" style:list-style-name="L1">
      <style:text-properties officeooo:rsid="001d261d" officeooo:paragraph-rsid="001d261d"/>
    </style:style>
    <style:style style:name="P11" style:family="paragraph" style:parent-style-name="Text_20_body" style:list-style-name="L5">
      <style:text-properties officeooo:rsid="001d261d" officeooo:paragraph-rsid="001d261d"/>
    </style:style>
    <style:style style:name="P12" style:family="paragraph" style:parent-style-name="Text_20_body" style:list-style-name="L4">
      <style:text-properties officeooo:rsid="001d261d" officeooo:paragraph-rsid="001e6a22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1e6a22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>
      <style:text-properties officeooo:paragraph-rsid="001d2745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text-properties officeooo:paragraph-rsid="001d2745"/>
    </style:style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0">
      <style:text-properties style:font-name="Liberation Serif"/>
    </style:style>
    <style:style style:name="P23" style:family="paragraph" style:parent-style-name="Text_20_body">
      <style:text-properties officeooo:rsid="001e6a22" officeooo:paragraph-rsid="001e6a22"/>
    </style:style>
    <style:style style:name="P24" style:family="paragraph" style:parent-style-name="Text_20_body">
      <style:text-properties officeooo:paragraph-rsid="001e6a22"/>
    </style:style>
    <style:style style:name="P25" style:family="paragraph" style:parent-style-name="Text_20_body">
      <style:text-properties officeooo:paragraph-rsid="001ecf26"/>
    </style:style>
    <style:style style:name="P26" style:family="paragraph" style:parent-style-name="Text_20_body" style:list-style-name="L12">
      <style:text-properties officeooo:paragraph-rsid="001ecf26"/>
    </style:style>
    <style:style style:name="P27" style:family="paragraph" style:parent-style-name="Text_20_body" style:list-style-name="L12">
      <style:text-properties officeooo:rsid="001ecf26" officeooo:paragraph-rsid="001ecf26"/>
    </style:style>
    <style:style style:name="P28" style:family="paragraph" style:parent-style-name="Text_20_body" style:list-style-name="L12">
      <style:text-properties officeooo:rsid="00209430" officeooo:paragraph-rsid="00209430"/>
    </style:style>
    <style:style style:name="P29" style:family="paragraph" style:parent-style-name="Text_20_body" style:list-style-name="L12">
      <style:text-properties officeooo:rsid="0023b40d" officeooo:paragraph-rsid="0023b40d"/>
    </style:style>
    <style:style style:name="P30" style:family="paragraph" style:parent-style-name="Text_20_body" style:list-style-name="L12">
      <style:text-properties officeooo:rsid="0023e28b" officeooo:paragraph-rsid="0023e28b"/>
    </style:style>
    <style:style style:name="P31" style:family="paragraph" style:parent-style-name="Text_20_body" style:list-style-name="L12">
      <style:text-properties officeooo:rsid="0023e28b" officeooo:paragraph-rsid="0025a1ab"/>
    </style:style>
    <style:style style:name="P32" style:family="paragraph" style:parent-style-name="Text_20_body" style:list-style-name="L12">
      <style:text-properties officeooo:rsid="002790d2" officeooo:paragraph-rsid="002790d2"/>
    </style:style>
    <style:style style:name="P33" style:family="paragraph" style:parent-style-name="Text_20_body" style:list-style-name="L13">
      <style:text-properties officeooo:rsid="002790d2" officeooo:paragraph-rsid="002790d2"/>
    </style:style>
    <style:style style:name="P34" style:family="paragraph" style:parent-style-name="Text_20_body" style:list-style-name="L13">
      <style:text-properties officeooo:rsid="002790d2" officeooo:paragraph-rsid="002b09c7"/>
    </style:style>
    <style:style style:name="P35" style:family="paragraph" style:parent-style-name="Text_20_body" style:list-style-name="L13">
      <style:text-properties officeooo:paragraph-rsid="002790d2"/>
    </style:style>
    <style:style style:name="P36" style:family="paragraph" style:parent-style-name="Text_20_body" style:list-style-name="L13">
      <style:text-properties officeooo:rsid="0027dbe7" officeooo:paragraph-rsid="0027dbe7"/>
    </style:style>
    <style:style style:name="P37" style:family="paragraph" style:parent-style-name="Text_20_body" style:list-style-name="L13">
      <style:text-properties officeooo:rsid="0027dbe7" officeooo:paragraph-rsid="0029ba34"/>
    </style:style>
    <style:style style:name="P38" style:family="paragraph" style:parent-style-name="Text_20_body">
      <style:paragraph-properties fo:break-before="page"/>
      <style:text-properties officeooo:rsid="001a16b4" officeooo:paragraph-rsid="001a16b4"/>
    </style:style>
    <style:style style:name="P3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0" style:family="paragraph" style:parent-style-name="Title" style:master-page-name="First_20_Page">
      <style:paragraph-properties style:page-number="auto"/>
      <style:text-properties officeooo:rsid="0019a4d1" officeooo:paragraph-rsid="0019a4d1"/>
    </style:style>
    <style:style style:name="P41" style:family="paragraph" style:parent-style-name="Heading_20_1">
      <style:paragraph-properties fo:break-before="page"/>
      <style:text-properties officeooo:rsid="0019a4d1" officeooo:paragraph-rsid="0019a4d1"/>
    </style:style>
    <style:style style:name="P42" style:family="paragraph" style:parent-style-name="Heading_20_1">
      <style:paragraph-properties fo:break-before="page"/>
      <style:text-properties officeooo:rsid="001e6a22" officeooo:paragraph-rsid="001e6a22"/>
    </style:style>
    <style:style style:name="P43" style:family="paragraph" style:parent-style-name="Header">
      <style:text-properties officeooo:rsid="0019a4d1" officeooo:paragraph-rsid="0019a4d1"/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officeooo:paragraph-rsid="001d261d"/>
    </style:style>
    <style:style style:name="P47" style:family="paragraph" style:parent-style-name="Heading_20_2">
      <style:text-properties officeooo:paragraph-rsid="001d2745"/>
    </style:style>
    <style:style style:name="P48" style:family="paragraph" style:parent-style-name="Heading_20_2">
      <style:text-properties officeooo:rsid="001d2745" officeooo:paragraph-rsid="001d2745"/>
    </style:style>
    <style:style style:name="P49" style:family="paragraph" style:parent-style-name="Heading_20_2">
      <style:paragraph-properties fo:break-before="page"/>
      <style:text-properties officeooo:paragraph-rsid="002790d2"/>
    </style:style>
    <style:style style:name="P50" style:family="paragraph" style:parent-style-name="Footer">
      <style:text-properties officeooo:rsid="0019a4d1" officeooo:paragraph-rsid="0019a4d1"/>
    </style:style>
    <style:style style:name="T1" style:family="text">
      <style:text-properties officeooo:rsid="001b02d2"/>
    </style:style>
    <style:style style:name="T2" style:family="text">
      <style:text-properties officeooo:rsid="001bc69d"/>
    </style:style>
    <style:style style:name="T3" style:family="text">
      <style:text-properties fo:font-weight="normal" officeooo:rsid="001bc69d" style:font-weight-asian="normal" style:font-weight-complex="normal"/>
    </style:style>
    <style:style style:name="T4" style:family="text">
      <style:text-properties officeooo:rsid="001d261d"/>
    </style:style>
    <style:style style:name="T5" style:family="text">
      <style:text-properties officeooo:rsid="001d2745"/>
    </style:style>
    <style:style style:name="T6" style:family="text">
      <style:text-properties style:font-name="Liberation Sans" officeooo:rsid="001d2745"/>
    </style:style>
    <style:style style:name="T7" style:family="text">
      <style:text-properties style:font-name="Liberation Serif"/>
    </style:style>
    <style:style style:name="T8" style:family="text">
      <style:text-properties officeooo:rsid="001e6a22"/>
    </style:style>
    <style:style style:name="T9" style:family="text">
      <style:text-properties officeooo:rsid="001ecf26"/>
    </style:style>
    <style:style style:name="T10" style:family="text">
      <style:text-properties officeooo:rsid="00209430"/>
    </style:style>
    <style:style style:name="T11" style:family="text">
      <style:text-properties officeooo:rsid="00223a2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5a1ab" style:font-style-asian="normal" style:font-style-complex="normal"/>
    </style:style>
    <style:style style:name="T15" style:family="text">
      <style:text-properties officeooo:rsid="002790d2"/>
    </style:style>
    <style:style style:name="T16" style:family="text">
      <style:text-properties officeooo:rsid="0027dbe7"/>
    </style:style>
    <style:style style:name="T17" style:family="text">
      <style:text-properties officeooo:rsid="0029ba34"/>
    </style:style>
    <style:style style:name="T18" style:family="text">
      <style:text-properties officeooo:rsid="002b09c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line-break/><text:line-break/><text:line-break/><text:line-break/><text:line-break/><text:line-break/><text:line-break/>OpenShift Advanced Deployment<text:line-break/>Homework Assignment<text:line-break/>Keith Calligan<text:lin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4">Table of Contents</text:p>
          </text:index-title>
          <text:p text:style-name="P39"><text:a xlink:type="simple" xlink:href="#__RefHeading___Toc105_669667461" text:style-name="Index_20_Link" text:visited-style-name="Index_20_Link">Business Use Case<text:tab/>3</text:a></text:p>
          <text:p text:style-name="P39"><text:a xlink:type="simple" xlink:href="#__RefHeading___Toc215_669667461" text:style-name="Index_20_Link" text:visited-style-name="Index_20_Link">POC Requirements<text:tab/>4</text:a></text:p>
          <text:p text:style-name="P45"><text:a xlink:type="simple" xlink:href="#__RefHeading___Toc229_669667461" text:style-name="Index_20_Link" text:visited-style-name="Index_20_Link">Cluster Requirements<text:tab/>4</text:a></text:p>
          <text:p text:style-name="P45"><text:a xlink:type="simple" xlink:href="#__RefHeading___Toc231_669667461" text:style-name="Index_20_Link" text:visited-style-name="Index_20_Link">Environment Configuration<text:tab/>5</text:a></text:p>
          <text:p text:style-name="P45"><text:a xlink:type="simple" xlink:href="#__RefHeading___Toc238_669667461" text:style-name="Index_20_Link" text:visited-style-name="Index_20_Link">CICD Workflow<text:tab/>5</text:a></text:p>
          <text:p text:style-name="P45"><text:a xlink:type="simple" xlink:href="#__RefHeading___Toc240_669667461" text:style-name="Index_20_Link" text:visited-style-name="Index_20_Link">Multitenancy<text:tab/>5</text:a></text:p>
          <text:p text:style-name="P39"><text:a xlink:type="simple" xlink:href="#__RefHeading___Toc250_669667461" text:style-name="Index_20_Link" text:visited-style-name="Index_20_Link">Cluster Requirements<text:tab/>6</text:a></text:p>
        </text:index-body>
      </text:table-of-content>
      <text:p text:style-name="P1"/>
      <text:p text:style-name="P2"/>
      <text:p text:style-name="P1"/>
      <text:h text:style-name="P41" text:outline-level="1"><text:bookmark-start text:name="__RefHeading___Toc105_669667461"/>Business Use Case<text:bookmark-end text:name="__RefHeading___Toc105_669667461"/></text:h>
      <text:p text:style-name="P3"/>
      <text:p text:style-name="P4"><text:tab/>Mitzicom provides hosting and cloud services to a variety of clients, from medium sized companies to enterprise giants.</text:p>
      <text:p text:style-name="P4"><text:tab/>The Openshift environment was <text:span text:style-name="T1">deployed</text:span> to enable Mitzicom to <text:span text:style-name="T1">eventually </text:span>provide a PAAS (Platform as a Service) for its clients to use. <text:s/><text:span text:style-name="T1">First, t</text:span>he compan<text:span text:style-name="T1">y</text:span>’s current environment was evaluated. <text:s/><text:span text:style-name="T1">Implementing this first Openshift cluster will allow the internal development and ops teams to evaluate how Openshift improves upon the existing offerings. </text:span></text:p>
      <text:p text:style-name="P38"/>
      <text:h text:style-name="Heading_20_1" text:outline-level="1"><text:bookmark-start text:name="__RefHeading___Toc215_669667461"/><text:span text:style-name="Strong_20_Emphasis"><text:span text:style-name="T1">POC Requirements</text:span></text:span><text:bookmark-end text:name="__RefHeading___Toc215_669667461"/></text:h>
      <text:p text:style-name="P8"><text:span text:style-name="Strong_20_Emphasis"><text:span text:style-name="T3"/></text:span></text:p>
      <text:p text:style-name="P8"><text:span text:style-name="Strong_20_Emphasis"><text:span text:style-name="T3">These are the high-level requirements</text:span></text:span></text:p>
      <text:list xml:id="list4160922969" text:style-name="L1">
        <text:list-item>
          <text:p text:style-name="P5"><text:span text:style-name="T2">A G</text:span>itHub repository <text:span text:style-name="T2">has been created at </text:span><text:a xlink:type="simple" xlink:href="https://github.com/kcalliga/AdvancedDeployment" text:style-name="Internet_20_link" text:visited-style-name="Visited_20_Internet_20_Link"><text:span text:style-name="T2">https://github.com/kcalliga/AdvancedDeployment</text:span></text:a><text:span text:style-name="T2">. <text:s/>This repository contains the following:</text:span></text:p>
          <text:list>
            <text:list-item>
              <text:p text:style-name="P5"><text:span text:style-name="T2">A</text:span>n Ansible inventory file based which deploys the desired OpenShift and its hosted components.</text:p>
            </text:list-item>
            <text:list-item>
              <text:p text:style-name="P10">A BASH Shell script which will run the pre-deployment, deployment, and post-deployment tasks.</text:p>
            </text:list-item>
            <text:list-item>
              <text:p text:style-name="P6"><text:span text:style-name="T4">Post-deployment YAML files to set up storage and other environment configurations</text:span></text:p>
            </text:list-item>
          </text:list>
        </text:list-item>
        <text:list-item>
          <text:p text:style-name="P7"><text:span text:style-name="T2">The steps necessary to automate this deployment using one command.</text:span></text:p>
        </text:list-item>
      </text:list>
      <text:h text:style-name="P46" text:outline-level="2"><text:bookmark-start text:name="__RefHeading___Toc229_669667461"/><text:span text:style-name="T8">Cluster Requirements</text:span><text:bookmark-end text:name="__RefHeading___Toc229_669667461"/></text:h>
      <text:list xml:id="list2967547572" text:style-name="L5">
        <text:list-item>
          <text:p text:style-name="P11">Three master servers.</text:p>
        </text:list-item>
      </text:list>
      <text:list xml:id="list2260772703" text:style-name="L4">
        <text:list-item>
          <text:p text:style-name="P13"><text:span text:style-name="T4">Three</text:span> <text:span text:style-name="Source_20_Text">etcd</text:span> instances working.</text:p>
        </text:list-item>
        <text:list-item>
          <text:p text:style-name="P13"><text:span text:style-name="T4">A </text:span>load balancer to access the masters called loadbalancer.$GUID.<text:span text:style-name="T4">opentlc.com.</text:span></text:p>
        </text:list-item>
        <text:list-item>
          <text:p text:style-name="P13">There is a load balancer/DNS for both infranodes called *.apps.$GUID.<text:span text:style-name="T4">opentlc.com.</text:span></text:p>
        </text:list-item>
        <text:list-item>
          <text:p text:style-name="P13"><text:span text:style-name="T4">T</text:span>wo infranodes, labeled env=infra.</text:p>
        </text:list-item>
        <text:list-item>
          <text:p text:style-name="P9">Ability to authenticate at the master console <text:span text:style-name="T4">using HTPASSWD authentication.</text:span></text:p>
        </text:list-item>
        <text:list-item>
          <text:p text:style-name="P12">Persistent volume created for the Openshift Registry.</text:p>
        </text:list-item>
        <text:list-item>
          <text:p text:style-name="P14"><text:span text:style-name="T4">A r</text:span>outer configured on each infranode.</text:p>
        </text:list-item>
        <text:list-item>
          <text:p text:style-name="P14">PVs of different types are available for users to consume.</text:p>
        </text:list-item>
        <text:list-item>
          <text:p text:style-name="P14">Ability to deploy a simple app (<text:span text:style-name="Source_20_Text">nodejs-mongo-persistent</text:span>).</text:p>
        </text:list-item>
      </text:list>
      <text:p text:style-name="Text_20_body"/>
      <text:p text:style-name="Text_20_body"/>
      <text:h text:style-name="P47" text:outline-level="2"><text:bookmark-start text:name="__RefHeading___Toc231_669667461"/><text:soft-page-break/><text:span text:style-name="T5">Environment Configuration</text:span><text:bookmark-end text:name="__RefHeading___Toc231_669667461"/></text:h>
      <text:list xml:id="list2204403206" text:style-name="L7">
        <text:list-item>
          <text:p text:style-name="P16">NetworkPolicy is configured and working with projects isolated by default.</text:p>
        </text:list-item>
      </text:list>
      <text:list xml:id="list1560573087" text:style-name="L6">
        <text:list-item>
          <text:p text:style-name="P15">Aggregated logging is configured and working.</text:p>
        </text:list-item>
        <text:list-item>
          <text:p text:style-name="P15">Metrics collection is configured and working.</text:p>
        </text:list-item>
        <text:list-item>
          <text:p text:style-name="P15">Router and Registry Pods run on Infranodes.</text:p>
        </text:list-item>
        <text:list-item>
          <text:p text:style-name="P15">Metrics and Logging components run on Infranodes.</text:p>
        </text:list-item>
        <text:list-item>
          <text:p text:style-name="P15">Service Catalog, Template Service Broker, and Ansible Service Broker are all working.</text:p>
        </text:list-item>
      </text:list>
      <text:h text:style-name="P48" text:outline-level="2"><text:bookmark-start text:name="__RefHeading___Toc238_669667461"/>CICD Workflow<text:bookmark-end text:name="__RefHeading___Toc238_669667461"/></text:h>
      <text:list xml:id="list614681823" text:style-name="L9">
        <text:list-item>
          <text:p text:style-name="P19"><text:bookmark text:name="_cicd_workflow"/>Jenkins pod is running with a persistent volume</text:p>
        </text:list-item>
      </text:list>
      <text:list xml:id="list3967162701" text:style-name="L8">
        <text:list-item>
          <text:p text:style-name="P18">Jenkins deploys <text:span text:style-name="Source_20_Text">openshift-tasks</text:span> app</text:p>
        </text:list-item>
        <text:list-item>
          <text:p text:style-name="P18">Jenkins OpenShift plugin is used to create a CICD workflow</text:p>
        </text:list-item>
        <text:list-item>
          <text:p text:style-name="P18">HPA is configured and working on production deployment of <text:span text:style-name="Source_20_Text">openshift-tasks</text:span></text:p>
        </text:list-item>
      </text:list>
      <text:h text:style-name="P47" text:outline-level="2"><text:bookmark-start text:name="__RefHeading___Toc240_669667461"/><text:span text:style-name="Source_20_Text"><text:span text:style-name="T6">Multitenancy</text:span></text:span><text:bookmark-end text:name="__RefHeading___Toc240_669667461"/></text:h>
      <text:list xml:id="list1200515857" text:style-name="L11">
        <text:list-item>
          <text:p text:style-name="P21"><text:span text:style-name="Source_20_Text"><text:span text:style-name="T7">Multiple Clients (customers) created</text:span></text:span></text:p>
        </text:list-item>
      </text:list>
      <text:list xml:id="list3684909814" text:style-name="L10">
        <text:list-item>
          <text:list>
            <text:list-item>
              <text:p text:style-name="P22">Clients will be named Alpha Corp and Beta Corp (client=alpha, client=beta), and a "client=common" for unspecified customers.</text:p>
            </text:list-item>
            <text:list-item>
              <text:p text:style-name="P22">Alpha Corp will have two users, Amy and Andrew</text:p>
            </text:list-item>
            <text:list-item>
              <text:p text:style-name="P22">Beta Corp will have two users, Brian and Betty</text:p>
            </text:list-item>
          </text:list>
        </text:list-item>
        <text:list-item>
          <text:p text:style-name="P22">Dedicated node for each Client</text:p>
        </text:list-item>
        <text:list-item>
          <text:p text:style-name="P20"><text:span text:style-name="Source_20_Text"><text:span text:style-name="T7">admissionControl</text:span></text:span><text:span text:style-name="T7"> plugin sets specific limits per label (client/customer)</text:span></text:p>
        </text:list-item>
        <text:list-item>
          <text:p text:style-name="P22">The new project template is modified so that it includes a LimitRange</text:p>
        </text:list-item>
        <text:list-item>
          <text:p text:style-name="P22">The new user template is used to create a user object with the specific label value</text:p>
        </text:list-item>
        <text:list-item>
          <text:p text:style-name="P22">On-boarding new client documentation explains how to create a new client/customer</text:p>
        </text:list-item>
      </text:list>
      <text:p text:style-name="Text_20_body"><text:span text:style-name="Source_20_Text"><text:span text:style-name="T7"/></text:span></text:p>
      <text:p text:style-name="P17"/>
      <text:p text:style-name="P4"/>
      <text:h text:style-name="P42" text:outline-level="1"><text:bookmark-start text:name="__RefHeading___Toc250_669667461"/>Cluster Requirements<text:bookmark-end text:name="__RefHeading___Toc250_669667461"/></text:h>
      <text:p text:style-name="P24"/>
      <text:p text:style-name="P25"><text:tab/>A custom Ansible hosts file has been created to accomplish the requirements that have been set. <text:s/>The hosts file is located in the parent directory of the GITHUB repository. <text:s/>The sections outlined below show each requirement being met.<text:line-break/></text:p>
      <text:list xml:id="list2243514719" text:style-name="L12">
        <text:list-item>
          <text:p text:style-name="P26"><text:span text:style-name="T9">In the hosts file (masters section), there are 3 master nodes listed (masters 1-3). <text:s/>A separate section of this file (etcd) shows that the etcd roles are deployed on the same master nodes.</text:span></text:p>
        </text:list-item>
        <text:list-item>
          <text:p text:style-name="P27">A load-balancer called loadbalancer1 that uses HAPROXY to load-balance web-api/ui requests in a round-robin fashion to each of the master servers. <text:s/><text:span text:style-name="T10">This is located in the “lb” section of the hosts file.</text:span></text:p>
        </text:list-item>
        <text:list-item>
          <text:p text:style-name="P28"><text:span text:style-name="T11">2 router replicas distributed across the 2 infra-nodes</text:span>. <text:s/><text:span text:style-name="T11">The infra-nodes have the “env=infra” label.</text:span></text:p>
        </text:list-item>
        <text:list-item>
          <text:p text:style-name="P28">A load-balanced apps.GUID.example.opentlc.com subdomai<text:span text:style-name="T11">n.</text:span></text:p>
        </text:list-item>
        <text:list-item>
          <text:p text:style-name="P29">HTPASSWD authentication is setup in the hosts file by using the “openshift_master_identity_providers” variable.</text:p>
        </text:list-item>
        <text:list-item>
          <text:p text:style-name="P30">A 10 Gigabyte “ReadWriteMany” persistent volume was created for the registry. <text:s/>The NFS mount is being exported from the <text:span text:style-name="T12">srv</text:span><text:span text:style-name="T13">/nfs/registry directory on the support1 node.</text:span></text:p>
        </text:list-item>
        <text:list-item>
          <text:p text:style-name="P30"><text:span text:style-name="T13">Persistent volumes of various sizes and access modes are available to use cluster-wide and served via NFS from the support1 node. <text:s/></text:span><text:span text:style-name="T14">A separate function is called to do create these during the post-install process</text:span><text:span text:style-name="T13">.</text:span></text:p>
          <text:list>
            <text:list-item>
              <text:p text:style-name="P30"><text:span text:style-name="T13">10 (10GB) ReadWriteMany (pv01-pv10)</text:span></text:p>
            </text:list-item>
            <text:list-item>
              <text:p text:style-name="P30"><text:span text:style-name="T13">20 (5GB) ReadWriteMany (pv11-pv</text:span><text:span text:style-name="T14">30</text:span><text:span text:style-name="T13">)</text:span></text:p>
            </text:list-item>
            <text:list-item>
              <text:p text:style-name="P30"><text:span text:style-name="T13">50 (2GB) ReadWriteMany (pv</text:span><text:span text:style-name="T14">31</text:span><text:span text:style-name="T13">-</text:span><text:span text:style-name="T14">pv80</text:span><text:span text:style-name="T13">)</text:span></text:p>
            </text:list-item>
            <text:list-item>
              <text:p text:style-name="P31"><text:span text:style-name="T13">10 (10GB) ReadWrit</text:span><text:span text:style-name="T14">eOnce</text:span><text:span text:style-name="T13"> (pv</text:span><text:span text:style-name="T14">81</text:span><text:span text:style-name="T13">-pv</text:span><text:span text:style-name="T14">90</text:span><text:span text:style-name="T13">)</text:span></text:p>
            </text:list-item>
            <text:list-item>
              <text:p text:style-name="P31"><text:span text:style-name="T13">20 (5GB) ReadWrite</text:span><text:span text:style-name="T14">Once</text:span><text:span text:style-name="T13"> (pv</text:span><text:span text:style-name="T14">91</text:span><text:span text:style-name="T13">-pv</text:span><text:span text:style-name="T14">110</text:span><text:span text:style-name="T13">)</text:span></text:p>
            </text:list-item>
            <text:list-item>
              <text:p text:style-name="P31"><text:span text:style-name="T13">50 (2GB) ReadWrit</text:span><text:span text:style-name="T14">eOnce</text:span><text:span text:style-name="T13"> (pv</text:span><text:span text:style-name="T14">111</text:span><text:span text:style-name="T13">-</text:span><text:span text:style-name="T14">pv160</text:span><text:span text:style-name="T13">)</text:span></text:p>
            </text:list-item>
            <text:list-item>
              <text:p text:style-name="P31"><text:span text:style-name="T13">10 (10GB) Read</text:span><text:span text:style-name="T14">OnlyMany</text:span><text:span text:style-name="T13"> (pv</text:span><text:span text:style-name="T14">161</text:span><text:span text:style-name="T13">-pv</text:span><text:span text:style-name="T14">170</text:span><text:span text:style-name="T13">)</text:span></text:p>
            </text:list-item>
            <text:list-item>
              <text:p text:style-name="P31"><text:span text:style-name="T13">20 (5GB) Read</text:span><text:span text:style-name="T14">OnlyMany</text:span><text:span text:style-name="T13"> (pv</text:span><text:span text:style-name="T14">171</text:span><text:span text:style-name="T13">-pv</text:span><text:span text:style-name="T14">190</text:span><text:span text:style-name="T13">)</text:span></text:p>
            </text:list-item>
            <text:list-item>
              <text:p text:style-name="P31"><text:soft-page-break/><text:span text:style-name="T13">50 (2GB) Read</text:span><text:span text:style-name="T14">OnlyMany</text:span><text:span text:style-name="T13"> (pv</text:span><text:span text:style-name="T14">191</text:span><text:span text:style-name="T13">-</text:span><text:span text:style-name="T14">pv240</text:span><text:span text:style-name="T13">)</text:span></text:p>
            </text:list-item>
          </text:list>
        </text:list-item>
        <text:list-item>
          <text:p text:style-name="P32"><text:span text:style-name="T13">A sample “nodejs-mongo-persistent” will be created to ensure the environment is functional.</text:span></text:p>
        </text:list-item>
      </text:list>
      <text:h text:style-name="P49" text:outline-level="2"><text:span text:style-name="T15">Functional Requirements</text:span></text:h>
      <text:list xml:id="list326656425" text:style-name="L13">
        <text:list-item>
          <text:p text:style-name="P33">NetworkPolicy is configured as part of the post-install workflow. <text:s/>A function has been created to test for project isolation.</text:p>
        </text:list-item>
        <text:list-item>
          <text:p text:style-name="P36">An EFK stack is configured as part of the post-install workflow. <text:s/></text:p>
        </text:list-item>
        <text:list-item>
          <text:p text:style-name="P35">Metrics <text:span text:style-name="T16">is enabled and configured using the Ansible hosts file by setting <text:s/>“openshift_metrics_install_metrics=true” and is configured to use a 10Gigabyte persistent volume exported from the support1 NFS node.</text:span></text:p>
        </text:list-item>
        <text:list-item>
          <text:p text:style-name="P37">The router <text:span text:style-name="T17">pod is run on the nodes marked as “env=infra” using the “openshift_router_selector='env=infra” setting in the Ansible hosts file.</text:span></text:p>
        </text:list-item>
        <text:list-item>
          <text:p text:style-name="P37"><text:span text:style-name="T17">The </text:span>registry pods are run on the nodes marked as “env=infra” using the “openshift_hosted_infra_selector=env=infra” setting in the Ansible hosts file.</text:p>
        </text:list-item>
        <text:list-item>
          <text:p text:style-name="P37">The <text:span text:style-name="T17">metrics and logging pods</text:span> are run on the nodes marked as “env=infra” using the “openshift_hosted_infra_selector=env=infra” setting in the Ansible hosts file.</text:p>
        </text:list-item>
        <text:list-item>
          <text:p text:style-name="P34">Service Catalog <text:span text:style-name="T18">is enabled by setting the “openshift_enable_service_catalog=true” variable in the Ansible hosts file.</text:span></text:p>
        </text:list-item>
        <text:list-item>
          <text:p text:style-name="P34">Template Service Broker <text:span text:style-name="T18">is enabled by setting the “template_service_broker_install=true” variable in the Ansible hosts file.</text:span></text:p>
        </text:list-item>
        <text:list-item>
          <text:p text:style-name="P34"><text:span text:style-name="T18">Ansible Service Broker is enabled by setting the “ansible_service_broker_install=true” variable in the Ansible hosts file.</text:span>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a4d1" officeooo:paragraph-rsid="0019a4d1"/>
    </style:style>
    <style:style style:name="MP2" style:family="paragraph" style:parent-style-name="Footer">
      <style:text-properties officeooo:rsid="0019a4d1" officeooo:paragraph-rsid="0019a4d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dvanced Deployment Homework</text:p>
      </style:header>
      <style:footer>
        <text:p text:style-name="MP2">Keith Calligan<text:tab/><text:tab/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8:13:50.630245911</meta:creation-date>
    <dc:date>2018-08-06T11:09:45.819503960</dc:date>
    <meta:editing-duration>PT53M21S</meta:editing-duration>
    <meta:editing-cycles>7</meta:editing-cycles>
    <meta:generator>LibreOffice/5.4.4.2$Linux_X86_64 LibreOffice_project/40$Build-2</meta:generator>
    <meta:document-statistic meta:table-count="0" meta:image-count="0" meta:object-count="0" meta:page-count="8" meta:paragraph-count="83" meta:word-count="894" meta:character-count="6000" meta:non-whitespace-character-count="5221"/>
  </office:meta>
</office:document-meta>
</file>